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15523" officeooo:paragraph-rsid="00015523"/>
    </style:style>
    <style:style style:name="P2" style:family="paragraph" style:parent-style-name="Standard">
      <style:text-properties officeooo:rsid="0001fc18" officeooo:paragraph-rsid="0001fc18"/>
    </style:style>
    <style:style style:name="T1" style:family="text">
      <style:text-properties officeooo:rsid="0001fc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a variable array for <text:span text:style-name="T1">words to be guessed</text:span></text:p>
      <text:p text:style-name="P2">create variables for individual letters, outputs, wrong letters, a hidden word, losses and wins</text:p>
      <text:p text:style-name="P2"/>
      <text:p text:style-name="P2">function to start the game, randomizing the words, starting guesses at 12, wrong letters and output at 0</text:p>
      <text:p text:style-name="P2">show blank spaces to guess</text:p>
      <text:p text:style-name="P1"/>
      <text:p text:style-name="P2">function check answers</text:p>
      <text:p text:style-name="P2"><text:tab/>check the letter inputed to see if it is in the word and make it appear</text:p>
      <text:p text:style-name="P2"><text:tab/>if not add it to wrong letters and lose a guess left</text:p>
      <text:p text:style-name="P2"/>
      <text:p text:style-name="P2">function for a round</text:p>
      <text:p text:style-name="P2"><text:tab/>if guessed correctly add to wins and run picture and song function</text:p>
      <text:p text:style-name="P2"><text:tab/>if guessed incorrectly add to loses and run the game start function</text:p>
      <text:p text:style-name="P2"/>
      <text:p text:style-name="P2">on key function to add letters to the string and console log the users guesses</text:p>
      <text:p text:style-name="P2"/>
      <text:p text:style-name="P2">picture and music function</text:p>
      <text:p text:style-name="P2"><text:tab/>on the correct guess of each word show a corralating picture and song</text:p>
      <text:p text:style-name="P2"><text:tab/>and run the game start functio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1:28:53.601218699</meta:creation-date>
    <dc:date>2018-08-25T23:06:15.237390316</dc:date>
    <meta:editing-duration>PT11H23M8S</meta:editing-duration>
    <meta:editing-cycles>1</meta:editing-cycles>
    <meta:generator>LibreOffice/5.4.1.2$MacOSX_X86_64 LibreOffice_project/ea7cb86e6eeb2bf3a5af73a8f7777ac570321527</meta:generator>
    <meta:document-statistic meta:table-count="0" meta:image-count="0" meta:object-count="0" meta:page-count="1" meta:paragraph-count="14" meta:word-count="143" meta:character-count="780" meta:non-whitespace-character-count="645"/>
  </office:meta>
</office:document-meta>
</file>